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e2f6" officeooo:paragraph-rsid="001ce2f6"/>
    </style:style>
    <style:style style:name="P2" style:family="paragraph" style:parent-style-name="Standard">
      <style:text-properties officeooo:rsid="001d9b06" officeooo:paragraph-rsid="001d9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rpubs.com/bthomas-ds/196807">http://rpubs.com/bthomas-ds/196807</text:a></text:p>
      <text:p text:style-name="P1"/>
      <text:p text:style-name="P2"><text:bookmark-start text:name="__DdeLink__0_2050796132"/><text:a xlink:type="simple" xlink:href="https://retirement-scoring-by-state.shinyapps.io/final_shiny_code/">https://retirement-scoring-by-state.shinyapps.io/final_shiny_code/</text:a><text:bookmark-end text:name="__DdeLink__0_205079613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2:54:16.109130723</meta:creation-date>
    <dc:date>2016-08-20T13:20:30.429144754</dc:date>
    <meta:editing-duration>PT11M4S</meta:editing-duration>
    <meta:editing-cycles>1</meta:editing-cycles>
    <meta:document-statistic meta:table-count="0" meta:image-count="0" meta:object-count="0" meta:page-count="1" meta:paragraph-count="2" meta:word-count="2" meta:character-count="100" meta:non-whitespace-character-count="100"/>
    <meta:generator>LibreOffice/4.2.8.2$Linux_X86_64 LibreOffice_project/420m0$Build-2</meta:generator>
  </office:meta>
</office:document-meta>
</file>